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margin-top="0in" fo:margin-bottom="0in" loext:contextual-spacing="true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7" style:family="paragraph" style:parent-style-name="Standard">
      <style:paragraph-properties fo:margin-left="1in" fo:margin-right="0in" fo:margin-top="0in" fo:margin-bottom="0in" loext:contextual-spacing="false" fo:text-indent="0in" style:auto-text-indent="false"/>
    </style:style>
    <style:style style:name="P8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71569997648397134" text:style-name="WWNum1">
        <text:list-item>
          <text:p text:style-name="P2">Tablero</text:p>
          <text:list>
            <text:list-item>
              <text:p text:style-name="P3">Dibujar tablero</text:p>
            </text:list-item>
            <text:list-item>
              <text:p text:style-name="P3">Establecer coordenadas por casilla</text:p>
            </text:list-item>
            <text:list-item>
              <text:p text:style-name="P3">“Dibujar” las piezas</text:p>
            </text:list-item>
            <text:list-item>
              <text:p text:style-name="P3">Hacer que las piezas detecten la casilla</text:p>
            </text:list-item>
            <text:list-item>
              <text:p text:style-name="P3">Recordar posición de piezas</text:p>
            </text:list-item>
          </text:list>
        </text:list-item>
        <text:list-item>
          <text:p text:style-name="P1">Movimientos</text:p>
          <text:list>
            <text:list-item>
              <text:p text:style-name="P3">Peón</text:p>
              <text:list>
                <text:list-item>
                  <text:p text:style-name="P5">Movimiento de inicio</text:p>
                </text:list-item>
                <text:list-item>
                  <text:p text:style-name="P5">Movimiento normal</text:p>
                </text:list-item>
                <text:list-item>
                  <text:p text:style-name="P5">Comer otras piezas</text:p>
                </text:list-item>
                <text:list-item>
                  <text:p text:style-name="P5">Coronarse</text:p>
                </text:list-item>
                <text:list-item>
                  <text:p text:style-name="P5">Hacer Jaque</text:p>
                </text:list-item>
              </text:list>
            </text:list-item>
            <text:list-item>
              <text:p text:style-name="P3">Torre </text:p>
            </text:list-item>
          </text:list>
        </text:list-item>
      </text:list>
      <text:p text:style-name="P7">i. Movimiento normal</text:p>
      <text:p text:style-name="P7">ii. Comer otras piezas</text:p>
      <text:p text:style-name="P7">iii. Movimientos especiales</text:p>
      <text:p text:style-name="P7">iv. Hacer Jaque</text:p>
      <text:list xml:id="list140317253946611" text:continue-numbering="true" text:style-name="WWNum1">
        <text:list-item>
          <text:list>
            <text:list-item>
              <text:p text:style-name="P3">Caballo</text:p>
            </text:list-item>
          </text:list>
        </text:list-item>
      </text:list>
      <text:p text:style-name="P7">i. Movimiento normal</text:p>
      <text:p text:style-name="P7">ii. Comer otras piezas</text:p>
      <text:p text:style-name="P7">iii. Hacer Jaque</text:p>
      <text:list xml:id="list140316958414091" text:continue-numbering="true" text:style-name="WWNum1">
        <text:list-item>
          <text:list>
            <text:list-item>
              <text:p text:style-name="P3">Alfil</text:p>
            </text:list-item>
          </text:list>
        </text:list-item>
      </text:list>
      <text:p text:style-name="P7">i. Movimiento normal</text:p>
      <text:p text:style-name="P7">ii. Comer otras piezas</text:p>
      <text:p text:style-name="P7"><text:soft-page-break/>iii. Hacer Jaque</text:p>
      <text:list xml:id="list140317823732150" text:continue-numbering="true" text:style-name="WWNum1">
        <text:list-item>
          <text:list>
            <text:list-item>
              <text:p text:style-name="P3">Rey</text:p>
            </text:list-item>
          </text:list>
        </text:list-item>
      </text:list>
      <text:p text:style-name="P7">i. Movimientos especiales</text:p>
      <text:p text:style-name="P7">ii. Movimiento normal</text:p>
      <text:p text:style-name="P7">iii. Comer otras piezas</text:p>
      <text:p text:style-name="P7">iv. Detectar el jaque</text:p>
      <text:p text:style-name="P7">v. Hacer jaque</text:p>
      <text:list xml:id="list140318525579628" text:continue-numbering="true" text:style-name="WWNum1">
        <text:list-item>
          <text:list>
            <text:list-item>
              <text:p text:style-name="P3">Reina</text:p>
              <text:list>
                <text:list-item>
                  <text:p text:style-name="P5">Movimiento normal</text:p>
                </text:list-item>
                <text:list-item>
                  <text:p text:style-name="P5">Comer otras piezas</text:p>
                </text:list-item>
                <text:list-item>
                  <text:p text:style-name="P6">Hacer Jaque</text:p>
                </text:list-item>
              </text:list>
            </text:list-item>
            <text:list-item>
              <text:p text:style-name="P4">Restricciones</text:p>
              <text:list>
                <text:list-item>
                  <text:p text:style-name="P6">Otra pieza tuya en el mismo lugar</text:p>
                </text:list-item>
                <text:list-item>
                  <text:p text:style-name="P6">Peones en frente de otra pieza</text:p>
                </text:list-item>
                <text:list-item>
                  <text:p text:style-name="P6">Verificar movimiento válido de cada pieza</text:p>
                </text:list-item>
              </text:list>
            </text:list-item>
          </text:list>
        </text:list-item>
        <text:list-item>
          <text:p text:style-name="P1">Condiciones para ganar/empatar/perder</text:p>
        </text:list-item>
      </text:list>
      <text:p text:style-name="P8">i. Jaque Mate</text:p>
      <text:p text:style-name="P8">ii. Rendirse</text:p>
      <text:p text:style-name="P8">iii. Reiniciar</text:p>
      <text:p text:style-name="P8">iv. Movimientos limite</text:p>
      <text:p text:style-name="P8">v. Tablas por ahogado</text:p>
      <text:p text:style-name="P8">vi. Insuficiencia de material </text:p>
      <text:list xml:id="list140317260910899" text:continue-numbering="true" text:style-name="WWNum1">
        <text:list-item>
          <text:p text:style-name="P1">Turnos</text:p>
        </text:list-item>
      </text:list>
      <text:p text:style-name="P8">i. Cambio de turno</text:p>
      <text:p text:style-name="P8">ii. Entrada de comandos</text:p>
      <text:p text:style-name="P8">iii. Indicar de quién es turno</text:p>
      <text:p text:style-name="P8"><text:soft-page-break/>iv. Mover la pieza indicada</text:p>
      <text:p text:style-name="P8">v. Mostrar el tiempo restante</text:p>
      <text:list xml:id="list140318309393174" text:continue-numbering="true" text:style-name="WWNum1">
        <text:list-item>
          <text:p text:style-name="P1">Tiempo</text:p>
        </text:list-item>
      </text:list>
      <text:p text:style-name="P8">i. Guardar el tiempo por jugador</text:p>
      <text:p text:style-name="P8">ii. Disminuir el tiempo</text:p>
      <text:p text:style-name="P8">iii. Pausar el tiemp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7" meta:word-count="205" meta:character-count="1157" meta:non-whitespace-character-count="1034"/>
    <meta:generator>LibreOfficeDev/5.1.0.3$Linux_X86_64 LibreOffice_project/</meta:generator>
  </office:meta>
</office:document-meta>
</file>